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F000000C28E40A14D6EC1D74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cccccc" loext:opacity="100%"/>
    </style:style>
    <style:style style:name="P3" style:family="paragraph">
      <loext:graphic-properties draw:fill="solid" draw:fill-color="#ffffff"/>
      <style:text-properties fo:color="#cccccc" loext:opacity="100%" fo:font-size="16pt" style:font-size-asian="16pt" style:font-size-complex="16pt"/>
    </style:style>
    <style:style style:name="T1" style:family="text">
      <style:text-properties fo:color="#cccccc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76cm" svg:height="4.783cm" svg:x="4.719cm" svg:y="3.519cm">
          <draw:image xlink:href="Pictures/100002010000011F000000C28E40A14D6EC1D742.png" xlink:type="simple" xlink:show="embed" xlink:actuate="onLoad" draw:mime-type="image/png">
            <text:p/>
          </draw:image>
        </draw:frame>
        <draw:frame draw:style-name="gr2" draw:text-style-name="P3" draw:layer="layout" svg:width="4.888cm" svg:height="0.878cm" svg:x="5.002cm" svg:y="4.277cm">
          <draw:text-box>
            <text:p text:style-name="P2"><text:span text:style-name="T1">38 <text:s/>39 <text:s/>40 <text:s/>41 <text:s/>4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9-11T20:05:09.539730940</meta:creation-date>
    <dc:date>2022-09-11T20:09:44.478391867</dc:date>
    <meta:editing-duration>PT4M35S</meta:editing-duration>
    <meta:editing-cycles>1</meta:editing-cycles>
    <meta:document-statistic meta:object-count="2"/>
    <meta:generator>LibreOffice/7.1.3.2$MacOSX_X86_64 LibreOffice_project/47f78053abe362b9384784d31a6e56f8511eb1c1</meta:generator>
  </office:meta>
</office:document-meta>
</file>